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23DCB414939B13E53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6cm" svg:height="17.283cm" svg:x="0.3cm" svg:y="1.4cm">
          <draw:image xlink:href="Pictures/10000000000003930000023DCB414939B13E53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5:58:22.954824047</dc:date>
    <meta:editing-duration>PT6H1M9S</meta:editing-duration>
    <meta:editing-cycles>16</meta:editing-cycles>
    <meta:generator>LibreOffice/5.1.4.2$Linux_X86_64 LibreOffice_project/10m0$Build-2</meta:generator>
    <meta:document-statistic meta:object-count="24"/>
  </office:meta>
</office:document-meta>
</file>